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 style:parent-style-name="Text body">
      <style:paragraph-properties fo:text-indent="-0.635000cm"/>
    </style:style>
    <style:style style:name="Sect1" style:family="section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text-properties style:font-name="FreeSerif"/>
        <style:list-level-properties text:min-label-width="0.635000cm" text:space-before="0.635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635000cm" text:space-before="0.635000cm"/>
      </text:list-level-style-bullet>
    </text:list-style>
  </office:automatic-styles>
  <office:body>
    <office:text>
      <text:section text:style-name="Sect1" text:name="Section1">
        <text:p text:style-name="Title">IDE</text:p>
        <text:p/>
        <text:table-of-content text:protected="true" text:name="Table of Contents1">
          <text:table-of-content-source text:outline-level="4">
            <text:index-title-template text:style-name="Contents Heading">Contents</text:index-title-template>
            <text:table-of-content-entry-template text:outline-level="1" text:style-name="Contents 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</text:table-of-content>
        <text:h text:style-name="Heading 1" text:outline-level="1">Introduction</text:h>
        <text:p text:style-name="Text body">This is a brief description of an IDE designed to be used with the Z80-Pascal compiler.</text:p>
        <text:p text:style-name="Text body">Initially, it will be a simple text editor with syntax highlighting, but complete version should help to create, edit, compile and test Pascal programs.</text:p>
        <text:h text:style-name="Heading 1" text:outline-level="1">Functionality</text:h>
        <text:p text:style-name="Text body">The goals for version 1.0 are:</text:p>
        <text:list text:style-name="L1">
          <text:list-item>
            <text:p text:style-name="P1"><text:tab/>Complete syntax highlighting. <text:s/>Should be configurable with different colour schemes.</text:p>
          </text:list-item>
          <text:list-item>
            <text:p text:style-name="P1"><text:tab/>Code completion. <text:s/>That is, suggest functions, procedures, variables... as they're written.</text:p>
          </text:list-item>
          <text:list-item>
            <text:p text:style-name="P1"><text:tab/>Compile and check syntax errors. <text:s/>Assembling and linking are desirable. <text:s/>Note that compiler version 1.0 will create Assembler sources not binary files, so the assembler must be configurable.</text:p>
          </text:list-item>
          <text:list-item>
            <text:p text:style-name="P1"><text:tab/>Binary-to-Pascal utility. <text:s/>That is, a way to translate a binary file to a Pascal ARRAY OF BYTE and insert it somewhere in the sources.</text:p>
          </text:list-item>
          <text:list-item>
            <text:p text:style-name="P1"><text:tab/>Keep track of all units used by a program. <text:s/>That includes to search text in any Pascal file used by the program.</text:p>
          </text:list-item>
          <text:list-item>
            <text:p text:style-name="P1"><text:tab/>Configurable as it's allowed: <text:s/>colour schemes, compiler options, default behaviour, ...</text:p>
          </text:list-item>
          <text:list-item>
            <text:p text:style-name="P1"><text:tab/>Allow the use of templates to create new files and projects.</text:p>
          </text:list-item>
        </text:list>
        <text:h text:style-name="Heading 1" text:outline-level="1">Requisites</text:h>
        <text:list text:style-name="L2">
          <text:list-item>
            <text:p text:style-name="P1"><text:tab/>KISS is the word.</text:p>
          </text:list-item>
          <text:list-item>
            <text:p text:style-name="P1"><text:tab/>The IDE must run on different platforms so no platform-dependent stuff should be used.</text:p>
          </text:list-item>
          <text:list-item>
            <text:p text:style-name="P1"><text:tab/>All configuration (including custom templates) should be stored at user's directory (i.e. /home/&lt;user&gt;)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Nimbus Sans L"/>
    <style:font-face style:name="StarSymbol" svg:font-family="StarSymbol"/>
    <style:font-face style:name="Nimbus Roman No9 L" svg:font-family="Nimbus Roman No9 L"/>
  </office:font-face-decls>
  <office:styles>
    <style:style style:name="Bullet Symbols_text" style:family="text" style:next-style-name="Bullet Symbols_text">
      <style:text-properties style:font-name="StarSymbol" fo:font-size="9pt"/>
    </style:style>
    <style:style style:name="Contents Heading" style:family="paragraph" style:parent-style-name="Heading" style:next-style-name="Contents Heading">
      <style:paragraph-properties fo:text-indent="0cm" fo:margin-left="0cm" fo:margin-right="0cm"/>
      <style:text-properties fo:font-size="16pt" fo:font-weight="bold"/>
    </style:style>
    <style:style style:name="Subtitle" style:family="paragraph" style:parent-style-name="Heading" style:next-style-name="Text body">
      <style:paragraph-properties fo:text-align="center"/>
      <style:text-properties fo:font-size="14pt" fo:font-style="italic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Nimbus Sans L" fo:font-size="14pt"/>
    </style:style>
    <style:style style:name="Contents 1" style:family="paragraph" style:parent-style-name="Normal" style:next-style-name="Contents 1">
      <style:paragraph-properties fo:text-indent="0cm" fo:margin-left="0cm" fo:margin-right="0cm"/>
    </style:style>
    <style:style style:name="Heading 1" style:family="paragraph" style:parent-style-name="Heading" style:next-style-name="Text body">
      <style:text-properties fo:font-size="16pt" fo:font-weight="bold"/>
    </style:style>
    <style:style style:name="Heading 2" style:family="paragraph" style:parent-style-name="Heading" style:next-style-name="Text body">
      <style:text-properties fo:font-size="14pt" fo:font-style="italic" fo:font-weight="bold"/>
    </style:style>
    <style:style style:name="Title" style:family="paragraph" style:parent-style-name="Heading" style:next-style-name="Subtitle">
      <style:paragraph-properties fo:text-align="center"/>
      <style:text-properties fo:font-size="18pt" fo:font-weight="bold"/>
    </style:style>
    <style:style style:name="Normal" style:family="paragraph">
      <style:paragraph-properties style:writing-mode="lr"/>
      <style:text-properties style:font-name="Nimbus Roman No9 L" fo:font-size="12pt" fo:language="en" fo:country="GB"/>
    </style:style>
    <style:style style:name="Caption" style:family="paragraph" style:parent-style-name="Normal" style:next-style-name="Caption">
      <style:paragraph-properties fo:margin-top="0.212cm" fo:margin-bottom="0.212cm"/>
      <style:text-properties fo:font-size="12pt" fo:font-style="italic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meta:creation-date>2009-01-20T15:51:38</meta:creation-date>
    <dc:date>2009-01-22T13:17:40</dc:date>
  </office:meta>
</office:document-meta>
</file>